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sistor Calculation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Resistor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hms</text:p>
          </table:table-cell>
          <table:table-cell/>
        </table:table-row>
        <table:table-row table:style-name="ro2">
          <table:table-cell office:value-type="string" calcext:value-type="string">
            <text:p>Battery Voltag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2">
          <table:table-cell office:value-type="string" calcext:value-type="string">
            <text:p>Bit Width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PD-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Voltage</text:p>
          </table:table-cell>
          <table:table-cell/>
          <table:table-cell table:formula="of:=[.$B$4]*1" office:value-type="float" office:value="4.2" calcext:value-type="float">
            <text:p>4.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Output Voltage</text:p>
          </table:table-cell>
          <table:table-cell/>
          <table:table-cell table:formula="of:=[.C8]*[.C10]" office:value-type="float" office:value="2.1" calcext:value-type="float">
            <text:p>2.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atio</text:p>
          </table:table-cell>
          <table:table-cell/>
          <table:table-cell table:style-name="ce2" table:formula="of:=[.D12]/([.D11]+[.D12])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High-side Parallel Resisto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/[.C11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w-side Parallel Resisto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/[.C12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/>
          <table:table-cell table:formula="of:=(3.3/2^[.$B$5])/[.C10]*1000" office:value-type="float" office:value="0.40283203125" calcext:value-type="float">
            <text:p>0.4</text:p>
          </table:table-cell>
          <table:table-cell office:value-type="string" calcext:value-type="string">
            <text:p>mV/LSB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PD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Voltage</text:p>
          </table:table-cell>
          <table:table-cell/>
          <table:table-cell table:formula="of:=[.$B$4]*2" office:value-type="float" office:value="8.4" calcext:value-type="float">
            <text:p>8.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Output Voltage</text:p>
          </table:table-cell>
          <table:table-cell/>
          <table:table-cell table:formula="of:=[.C16]*[.C18]" office:value-type="float" office:value="2.8" calcext:value-type="float">
            <text:p>2.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atio</text:p>
          </table:table-cell>
          <table:table-cell/>
          <table:table-cell table:style-name="ce2" table:formula="of:=[.D20]/([.D19]+[.D20])" office:value-type="float" office:value="0.333333333333333" calcext:value-type="float">
            <text:p>0.33</text:p>
          </table:table-cell>
          <table:table-cell/>
        </table:table-row>
        <table:table-row table:style-name="ro2">
          <table:table-cell office:value-type="string" calcext:value-type="string">
            <text:p>High-side Parallel Resisto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/[.C19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w-side Parallel Resistor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/[.C20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/>
          <table:table-cell table:formula="of:=(3.3/2^[.$B$5])/[.C18]*1000" office:value-type="float" office:value="0.604248046875" calcext:value-type="float">
            <text:p>0.6</text:p>
          </table:table-cell>
          <table:table-cell office:value-type="string" calcext:value-type="string">
            <text:p>mV/LSB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PD-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Voltage</text:p>
          </table:table-cell>
          <table:table-cell/>
          <table:table-cell table:formula="of:=[.$B$4]*3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Output Voltage</text:p>
          </table:table-cell>
          <table:table-cell/>
          <table:table-cell table:formula="of:=[.C24]*[.C26]" office:value-type="float" office:value="3.15" calcext:value-type="float">
            <text:p>3.1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atio</text:p>
          </table:table-cell>
          <table:table-cell/>
          <table:table-cell table:style-name="ce2" table:formula="of:=[.D28]/([.D27]+[.D28])" office:value-type="float" office:value="0.25" calcext:value-type="float">
            <text:p>0.25</text:p>
          </table:table-cell>
          <table:table-cell/>
        </table:table-row>
        <table:table-row table:style-name="ro2">
          <table:table-cell office:value-type="string" calcext:value-type="string">
            <text:p>High-side Parallel Resisto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/[.C27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w-side Parallel Resistor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3]/[.C28]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/>
          <table:table-cell table:formula="of:=(3.3/2^[.$B$5])/[.C26]*1000" office:value-type="float" office:value="0.8056640625" calcext:value-type="float">
            <text:p>0.81</text:p>
          </table:table-cell>
          <table:table-cell office:value-type="string" calcext:value-type="string">
            <text:p>mV/LSB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PD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Voltage</text:p>
          </table:table-cell>
          <table:table-cell/>
          <table:table-cell table:formula="of:=[.$B$4]*4" office:value-type="float" office:value="16.8" calcext:value-type="float">
            <text:p>16.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Output Voltage</text:p>
          </table:table-cell>
          <table:table-cell/>
          <table:table-cell table:formula="of:=[.C32]*[.C34]" office:value-type="float" office:value="2.8" calcext:value-type="float">
            <text:p>2.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atio</text:p>
          </table:table-cell>
          <table:table-cell/>
          <table:table-cell table:style-name="ce2" table:formula="of:=[.D36]/([.D35]+[.D36])" office:value-type="float" office:value="0.166666666666667" calcext:value-type="float">
            <text:p>0.17</text:p>
          </table:table-cell>
          <table:table-cell/>
        </table:table-row>
        <table:table-row table:style-name="ro2">
          <table:table-cell office:value-type="string" calcext:value-type="string">
            <text:p>High-side Parallel Resisto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/[.C35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w-side Parallel Resistors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3]/[.C36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/>
          <table:table-cell table:formula="of:=(3.3/2^[.$B$5])/[.C34]*1000" office:value-type="float" office:value="1.20849609375" calcext:value-type="float">
            <text:p>1.21</text:p>
          </table:table-cell>
          <table:table-cell office:value-type="string" calcext:value-type="string">
            <text:p>mV/LSB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PD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Voltage</text:p>
          </table:table-cell>
          <table:table-cell/>
          <table:table-cell table:formula="of:=[.$B$4]*5"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Output Voltage</text:p>
          </table:table-cell>
          <table:table-cell/>
          <table:table-cell table:formula="of:=[.C40]*[.C42]"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atio</text:p>
          </table:table-cell>
          <table:table-cell/>
          <table:table-cell table:style-name="ce2" table:formula="of:=[.D44]/([.D43]+[.D44])" office:value-type="float" office:value="0.142857142857143" calcext:value-type="float">
            <text:p>0.14</text:p>
          </table:table-cell>
          <table:table-cell/>
        </table:table-row>
        <table:table-row table:style-name="ro2">
          <table:table-cell office:value-type="string" calcext:value-type="string">
            <text:p>High-side Parallel Resisto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/[.C43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w-side Parallel Resistors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3]/[.C44]" office:value-type="float" office:value="16.6666666666667" calcext:value-type="float">
            <text:p>16.67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/>
          <table:table-cell table:formula="of:=(3.3/2^[.$B$5])/[.C42]*1000" office:value-type="float" office:value="1.409912109375" calcext:value-type="float">
            <text:p>1.41</text:p>
          </table:table-cell>
          <table:table-cell office:value-type="string" calcext:value-type="string">
            <text:p>mV/LSB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PD-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Voltage</text:p>
          </table:table-cell>
          <table:table-cell/>
          <table:table-cell table:formula="of:=[.$B$4]*6" office:value-type="float" office:value="25.2" calcext:value-type="float">
            <text:p>25.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Output Voltage</text:p>
          </table:table-cell>
          <table:table-cell/>
          <table:table-cell table:formula="of:=[.C48]*[.C50]" office:value-type="float" office:value="3.15" calcext:value-type="float">
            <text:p>3.1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atio</text:p>
          </table:table-cell>
          <table:table-cell/>
          <table:table-cell table:style-name="ce2" table:formula="of:=[.D52]/([.D51]+[.D52])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High-side Parallel Resisto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/[.C51]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Low-side Parallel Resistors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B$3]/[.C52]" office:value-type="float" office:value="14.2857142857143" calcext:value-type="float">
            <text:p>14.29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/>
          <table:table-cell table:formula="of:=(3.3/2^[.$B$5])/[.C50]*1000" office:value-type="float" office:value="1.611328125" calcext:value-type="float">
            <text:p>1.61</text:p>
          </table:table-cell>
          <table:table-cell office:value-type="string" calcext:value-type="string">
            <text:p>mV/LS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9:39:58.076430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8S</meta:editing-duration>
    <meta:editing-cycles>4</meta:editing-cycles>
    <meta:generator>LibreOffice/4.3.3.2$Linux_X86_64 LibreOffice_project/430m0$Build-2</meta:generator>
    <dc:date>2016-01-03T19:59:34.942022279</dc:date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